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paragraph-properties fo:text-align="start" style:justify-single-word="false"/>
    </style:style>
    <style:style style:name="P9" style:family="paragraph" style:parent-style-name="Header">
      <style:text-properties fo:font-size="14pt" fo:font-weight="bold" style:font-size-asian="14pt" style:font-weight-asian="bold" style:font-size-complex="14pt" style:font-weight-complex="bold"/>
    </style:style>
    <style:style style:name="P10" style:family="paragraph" style:parent-style-name="Header">
      <style:text-properties fo:font-size="11pt" fo:font-weight="normal" style:font-size-asian="11pt" style:font-weight-asian="normal" style:font-size-complex="11pt" style:font-weight-complex="normal"/>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text-underline-style="none" fo:font-weight="normal" style:font-size-asian="11pt" style:font-weight-asian="normal" style:font-size-complex="11pt" style:font-weight-complex="normal"/>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text-underline-style="none"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eration Report 3</text:p>
      <text:p text:style-name="Standard"><text:span text:style-name="T3">Current Functionality<text:tab/></text:span></text:p>
      <text:list xml:id="list4413727720934335481" text:style-name="L2">
        <text:list-item>
          <text:p text:style-name="P2"><text:span text:style-name="T1">User Accounts</text:span></text:p>
        </text:list-item>
      </text:list>
      <text:list xml:id="list386259427458389592" text:style-name="L3">
        <text:list-item>
          <text:list>
            <text:list-item>
              <text:p text:style-name="P3"><text:span text:style-name="T1">Admin and User classes with different posting permissions</text:span></text:p>
            </text:list-item>
          </text:list>
        </text:list-item>
      </text:list>
      <text:list xml:id="list36204630" text:continue-list="list4413727720934335481" text:style-name="L2">
        <text:list-item>
          <text:p text:style-name="P2"><text:span text:style-name="T1">Sidebars with Twitter and Facebook API integration</text:span></text:p>
        </text:list-item>
        <text:list-item>
          <text:p text:style-name="P2"><text:span text:style-name="T1">Front page carousel containing top stories</text:span></text:p>
        </text:list-item>
        <text:list-item>
          <text:p text:style-name="P2"><text:span text:style-name="T1">Live coverage page and categorized search functions</text:span></text:p>
        </text:list-item>
        <text:list-item>
          <text:p text:style-name="P2"><text:span text:style-name="T1">Site wide search function</text:span></text:p>
        </text:list-item>
        <text:list-item>
          <text:p text:style-name="P2"><text:span text:style-name="T1">Content posting</text:span></text:p>
          <text:list>
            <text:list-item>
              <text:p text:style-name="P2"><text:span text:style-name="T1">Blog posts with video embedding capabilities</text:span></text:p>
            </text:list-item>
            <text:list-item>
              <text:p text:style-name="P2"><text:span text:style-name="T1">Able to be categorized and tagged </text:span></text:p>
            </text:list-item>
            <text:list-item>
              <text:p text:style-name="P2"><text:span text:style-name="T1">Comment section for discussion of posted content</text:span></text:p>
            </text:list-item>
          </text:list>
        </text:list-item>
      </text:list>
      <text:p text:style-name="Standard"><text:span text:style-name="T1"/></text:p>
      <text:p text:style-name="Standard"><text:span text:style-name="T1"/></text:p>
      <text:p text:style-name="Standard"><text:span text:style-name="T3">Implemented User Stories</text:span></text:p>
      <text:p text:style-name="P4"><text:span text:style-name="T1">Post Content</text:span></text:p>
      <text:p text:style-name="P6"><text:span text:style-name="T1">User Role: Content Publisher, Administrator</text:span></text:p>
      <text:p text:style-name="P6"><text:span text:style-name="T1">Goal: To post content for users to view</text:span></text:p>
      <text:p text:style-name="P6"><text:span text:style-name="T1">Reason: Core functionality of the site, allows users to see well presented media</text:span></text:p>
      <text:p text:style-name="P6"><text:span text:style-name="T1">Pre-Conditions: Content Publisher or Administrator is logged in.</text:span></text:p>
      <text:p text:style-name="P6"><text:span text:style-name="T1">Post-Conditions: Content is posted to front page</text:span></text:p>
      <text:p text:style-name="P6"><text:span text:style-name="T1"/></text:p>
      <text:p text:style-name="P4"><text:span text:style-name="T1">Create Account</text:span></text:p>
      <text:p text:style-name="P4"><text:span text:style-name="T2">User Role: Unregistered user</text:span></text:p>
      <text:p text:style-name="P4"><text:span text:style-name="T2">Goal: Allows users to interact with the rest of the functionality of the website</text:span></text:p>
      <text:p text:style-name="P4"><text:span text:style-name="T2">Reason: To allow contribution and distinction between permissions</text:span></text:p>
      <text:p text:style-name="P4"><text:span text:style-name="T2">Pre-Conditions: User does not have an account</text:span></text:p>
      <text:p text:style-name="P4"><text:span text:style-name="T2">Post-Conditions: User can login and perform actions according to their user class</text:span></text:p>
      <text:p text:style-name="P4"><text:span text:style-name="T2"/></text:p>
      <text:p text:style-name="P4"><text:span text:style-name="T2"/></text:p>
      <text:p text:style-name="P4"><text:soft-page-break/><text:span text:style-name="T1">View Content</text:span></text:p>
      <text:p text:style-name="P7"><text:span text:style-name="T1">User Role: Administrator, Content Publisher, Registered User, Unregistered User</text:span></text:p>
      <text:p text:style-name="P7"><text:span text:style-name="T1">Goal: Allow user to view published content</text:span></text:p>
      <text:p text:style-name="P7"><text:span text:style-name="T1">Reason: Core functionality of website, users need to see posted content</text:span></text:p>
      <text:p text:style-name="P7"><text:span text:style-name="T1">Pre-Conditions: Content has been posted</text:span></text:p>
      <text:p text:style-name="P7"><text:span text:style-name="T1">Post-Conditions: Users can see posted content</text:span></text:p>
      <text:p text:style-name="P7"><text:span text:style-name="T1"/></text:p>
      <text:p text:style-name="P5"><text:span text:style-name="T1">Update Live Coverage</text:span></text:p>
      <text:p text:style-name="P7"><text:span text:style-name="T1">User Role: Administrators</text:span></text:p>
      <text:p text:style-name="P7"><text:span text:style-name="T1">Goal: To view real-time updates for news coverage</text:span></text:p>
      <text:p text:style-name="P7"><text:span text:style-name="T1">Reason: To provide the most current and updated information possible</text:span></text:p>
      <text:p text:style-name="P7"><text:span text:style-name="T1">Pre-Conditions: Administrator is logged in</text:span></text:p>
      <text:p text:style-name="P7"><text:span text:style-name="T1">Post-Conditions: Content is displayed in live coverage section</text:span></text:p>
      <text:p text:style-name="P7"><text:span text:style-name="T1"/></text:p>
      <text:p text:style-name="P5"><text:span text:style-name="T1">Comment on Content</text:span></text:p>
      <text:p text:style-name="P7"><text:span text:style-name="T1">User Role: Administrator, Content Publisher, Registered User</text:span></text:p>
      <text:p text:style-name="P7"><text:span text:style-name="T1">Goal: For replies to appear on posted content</text:span></text:p>
      <text:p text:style-name="P7"><text:span text:style-name="T1">Reason: To allow for discussion of posted content</text:span></text:p>
      <text:p text:style-name="P7"><text:span text:style-name="T1">Pre-Conditions: User is logged in and viewing some posted content</text:span></text:p>
      <text:p text:style-name="P7"><text:span text:style-name="T1">Post-Conditions: The reply is visible beneath the original content</text:span></text:p>
      <text:p text:style-name="P7"><text:span text:style-name="T1"/></text:p>
      <text:p text:style-name="P5"><text:span text:style-name="T1">Delete Post/Comment</text:span></text:p>
      <text:p text:style-name="P7"><text:span text:style-name="T1">User Role: Administrator, Content Publisher, Registered User</text:span></text:p>
      <text:p text:style-name="P7"><text:span text:style-name="T1">Goal: To delete a post or comment (permissions for deleting varies based on user classification)</text:span></text:p>
      <text:p text:style-name="P7"><text:span text:style-name="T1">Reason: Not all content or comments are necessarily desirable</text:span></text:p>
      <text:p text:style-name="P7"><text:span text:style-name="T1">Pre-Conditions: Comment or post exists</text:span></text:p>
      <text:p text:style-name="P7"><text:span text:style-name="T1">Post-Conditions: Comment or post no longer exists</text:span></text:p>
      <text:p text:style-name="P7"><text:span text:style-name="T1"/></text:p>
      <text:p text:style-name="P5"><text:span text:style-name="T1">Edit Post/Comment</text:span></text:p>
      <text:p text:style-name="P7"><text:span text:style-name="T1">User Role: Administrator, Content Publisher, Registered User</text:span></text:p>
      <text:p text:style-name="P7"><text:span text:style-name="T1">Goal: To edit a post or comment (permissions for editing varies based on user classification)</text:span></text:p>
      <text:p text:style-name="P7"><text:span text:style-name="T1">Reason: To allow changes to content for things like update or mistake correction</text:span></text:p>
      <text:p text:style-name="P7"><text:span text:style-name="T1">Pre-Conditions: Comment or post exists</text:span></text:p>
      <text:p text:style-name="P7"><text:soft-page-break/><text:span text:style-name="T1">Post-Conditions: Comment or post is changed to desired output</text:span></text:p>
      <text:p text:style-name="P7"><text:span text:style-name="T1"/></text:p>
      <text:p text:style-name="P8"><text:span text:style-name="T4">Lessons Learned</text:span></text:p>
      <text:p text:style-name="P8"><text:span text:style-name="T2"><text:tab/>We learned about the value of proper planning and communication. The task we initially set to take on was beyond our capability when implementing our original methods. Our initial goal turned out to not exactly be in line with what the client was looking for, and as a result we spent a great deal of time working on a project in an environment that was not suitable for the desired result. Had we communicated more effectively with the client, we could have used our time in a much more efficient manner. Our previous efforts were not in vain however, as even though we had to scrap the vast majority of work between iterations, the development went much quicker for the final iteration using the knowledge from previous attempts. We learned to not be discouraged by failures, and how to work effectively even under stressful conditions. The value of proper planning and flexible solutions were largely emphasized throughout the final iteration, but we learned that stress and pressure, which are sometimes unavoidable, should not prevent a team from creating a product the client can be happy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P2" style:family="paragraph" style:parent-style-name="Header">
      <style:text-properties fo:font-size="11pt" fo:font-weight="normal" style:font-size-asian="11pt" style:font-weight-asian="normal" style:font-size-complex="11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am One</text:p>
        <text:p text:style-name="MP2">John O'Kelley, Owen Morrissey, Steve Lesicka, Chris Kobierowsk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4:46:36.39</meta:creation-date>
    <dc:date>2015-12-08T16:03:06.74</dc:date>
    <meta:editing-duration>PT45M19S</meta:editing-duration>
    <meta:editing-cycles>2</meta:editing-cycles>
    <meta:generator>OpenOffice.org/3.4.1$Win32 OpenOffice.org_project/341m1$Build-9593</meta:generator>
    <meta:document-statistic meta:table-count="0" meta:image-count="0" meta:object-count="0" meta:page-count="3" meta:paragraph-count="59" meta:word-count="579" meta:character-count="3768"/>
  </office:meta>
</office:document-meta>
</file>